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6f248" officeooo:paragraph-rsid="0016f2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rbtrng.bsp</text:p>
      <text:p text:style-name="P1">2jeep.bsp</text:p>
      <text:p text:style-name="P1">2rivers.bsp</text:p>
      <text:p text:style-name="P1">3.bsp</text:p>
      <text:p text:style-name="P1">3mp.bsp</text:p>
      <text:p text:style-name="P1">4mp.bsp</text:p>
      <text:p text:style-name="P1">4towers.bsp</text:p>
      <text:p text:style-name="P1">29.bsp</text:p>
      <text:p text:style-name="P1">00039ntg1.bsp</text:p>
      <text:p text:style-name="P1">352.bsp</text:p>
      <text:p text:style-name="P1">506ec.bsp</text:p>
      <text:p text:style-name="P1">aa.bsp</text:p>
      <text:p text:style-name="P1">abasev11.bsp</text:p>
      <text:p text:style-name="P1">abasev13.bsp</text:p>
      <text:p text:style-name="P1">air.bsp</text:p>
      <text:p text:style-name="P1">alley.bsp</text:p>
      <text:p text:style-name="P1">alomaha.bsp</text:p>
      <text:p text:style-name="P1">alpine.bsp</text:p>
      <text:p text:style-name="P1">alptown.bsp</text:p>
      <text:p text:style-name="P1">ambush_b3.bsp</text:p>
      <text:p text:style-name="P1">ammoware.bsp</text:p>
      <text:p text:style-name="P1">ao1.bsp</text:p>
      <text:p text:style-name="P1">ao2.bsp</text:p>
      <text:p text:style-name="P1">ao3.bsp</text:p>
      <text:p text:style-name="P1">arabtown.bsp</text:p>
      <text:p text:style-name="P1">Ardennes.bsp</text:p>
      <text:p text:style-name="P1">ARENA00.bsp</text:p>
      <text:p text:style-name="P1">ARENA01.bsp</text:p>
      <text:p text:style-name="P1">ARENA02.bsp</text:p>
      <text:p text:style-name="P1">arnhem.bsp</text:p>
      <text:p text:style-name="P1">atsea.bsp</text:p>
      <text:p text:style-name="P1">axisbase.bsp</text:p>
      <text:p text:style-name="P1">bansh.bsp</text:p>
      <text:p text:style-name="P1">base.bsp</text:p>
      <text:p text:style-name="P1">battle1.bsp</text:p>
      <text:p text:style-name="P1">battle2.bsp</text:p>
      <text:p text:style-name="P1">battle3.bsp</text:p>
      <text:p text:style-name="P1">battle4.bsp</text:p>
      <text:p text:style-name="P1">battle5.bsp</text:p>
      <text:p text:style-name="P1">battle6.bsp</text:p>
      <text:p text:style-name="P1">battleclans.bsp</text:p>
      <text:p text:style-name="P1">bbunker.bsp</text:p>
      <text:p text:style-name="P1">bdday1.bsp</text:p>
      <text:p text:style-name="P1">bdday2.bsp</text:p>
      <text:p text:style-name="P1">bdday3.bsp</text:p>
      <text:p text:style-name="P1">bdday4.bsp</text:p>
      <text:p text:style-name="P1">bdday5.bsp</text:p>
      <text:p text:style-name="P1">beyond.bsp</text:p>
      <text:p text:style-name="P1">birkenau.bsp</text:p>
      <text:p text:style-name="P1">bm_inf.bsp</text:p>
      <text:p text:style-name="P1">bm_obj.bsp</text:p>
      <text:p text:style-name="P1">bobscell.bsp</text:p>
      <text:p text:style-name="P1">bocage.bsp</text:p>
      <text:p text:style-name="P1">bomba2.bsp</text:p>
      <text:p text:style-name="P1">bombed.bsp</text:p>
      <text:p text:style-name="P1">bombed.map</text:p>
      <text:p text:style-name="P1">brasil.bsp</text:p>
      <text:p text:style-name="P1">brickyard.bsp</text:p>
      <text:p text:style-name="P1">bridge.bsp</text:p>
      <text:p text:style-name="P1">British Team Campaign.txt</text:p>
      <text:p text:style-name="P1">bulge.bsp</text:p>
      <text:p text:style-name="P1">bulgef.bsp</text:p>
      <text:p text:style-name="P1">bunk.bsp</text:p>
      <text:p text:style-name="P1">bunker.bsp</text:p>
      <text:p text:style-name="P1">bunkers.bsp</text:p>
      <text:p text:style-name="P1">Caen.bsp</text:p>
      <text:p text:style-name="P1">calais.bsp</text:p>
      <text:p text:style-name="P1">california.bsp</text:p>
      <text:p text:style-name="P1">capturedabridge.bsp</text:p>
      <text:p text:style-name="P1">carantein.bsp</text:p>
      <text:p text:style-name="P1">carreta.bsp</text:p>
      <text:p text:style-name="P1">casablanca.bsp</text:p>
      <text:p text:style-name="P1">cassinob.bsp</text:p>
      <text:p text:style-name="P1">castel2k.bsp</text:p>
      <text:p text:style-name="P1">CASTELO.bsp</text:p>
      <text:p text:style-name="P1">caumont.bsp</text:p>
      <text:p text:style-name="P1">cavetest.bsp</text:p>
      <text:p text:style-name="P1">cerisy.bsp</text:p>
      <text:p text:style-name="P1">ch.desert1.bsp</text:p>
      <text:p text:style-name="P1">ch.desert2.bsp</text:p>
      <text:p text:style-name="P1">ch.desert3.bsp</text:p>
      <text:p text:style-name="P1">ch.desert4.bsp</text:p>
      <text:p text:style-name="P1">ch.desert5.bsp</text:p>
      <text:p text:style-name="P1">ch.desert6.bsp</text:p>
      <text:p text:style-name="P1">ch.desert7.bsp</text:p>
      <text:p text:style-name="P1">ch.doomtown.bsp</text:p>
      <text:p text:style-name="P1">ch.gbrcave.bsp</text:p>
      <text:p text:style-name="P1">ch.gbrdday1.bsp</text:p>
      <text:p text:style-name="P1">ch.gbrdday2.bsp</text:p>
      <text:p text:style-name="P1">ch.gbrdday3.bsp</text:p>
      <text:p text:style-name="P1">ch.gbrdday4.bsp</text:p>
      <text:p text:style-name="P1">ch.gbrdday5.bsp</text:p>
      <text:p text:style-name="P1">ch.gbrsnow1.bsp</text:p>
      <text:p text:style-name="P1">ch.gbrsnow2.bsp</text:p>
      <text:p text:style-name="P1">ch.gbrsnow3.bsp</text:p>
      <text:p text:style-name="P1">ch.gbrsnow4.bsp</text:p>
      <text:p text:style-name="P1">ch.gbrvalley.bsp</text:p>
      <text:p text:style-name="P1">ch.kawaj.bsp</text:p>
      <text:p text:style-name="P1">ch.luga.bsp</text:p>
      <text:p text:style-name="P1">ch.poldday1.bsp</text:p>
      <text:p text:style-name="P1">ch.poldday2.bsp</text:p>
      <text:p text:style-name="P1">ch.poldday3.bsp</text:p>
      <text:p text:style-name="P1">ch.poldday4.bsp</text:p>
      <text:p text:style-name="P1">ch.poldday5.bsp</text:p>
      <text:p text:style-name="P1">ch.polmunf1.bsp</text:p>
      <text:p text:style-name="P1">ch.polmunf2.bsp</text:p>
      <text:p text:style-name="P1">ch.polmunf3.bsp</text:p>
      <text:p text:style-name="P1">ch.pureevil.bsp</text:p>
      <text:p text:style-name="P1">ch.reichstag.bsp</text:p>
      <text:p text:style-name="P1">ch.soviet1.bsp</text:p>
      <text:p text:style-name="P1">ch.soviet2.bsp</text:p>
      <text:p text:style-name="P1">ch.soviet3.bsp</text:p>
      <text:p text:style-name="P1">ch.soviet4.bsp</text:p>
      <text:p text:style-name="P1">ch.soviet5.bsp</text:p>
      <text:p text:style-name="P1">ch.soviet6.bsp</text:p>
      <text:p text:style-name="P1">ch.soviet7.bsp</text:p>
      <text:p text:style-name="P1">ch.soviet8.bsp</text:p>
      <text:p text:style-name="P1">ch.tambush.bsp</text:p>
      <text:p text:style-name="P1">ch.uprising.bsp</text:p>
      <text:p text:style-name="P1">ch.wake.bsp</text:p>
      <text:p text:style-name="P1">church.bsp</text:p>
      <text:p text:style-name="P1">city_inv.bsp</text:p>
      <text:p text:style-name="P1">city_x_by_hans!!.bsp</text:p>
      <text:p text:style-name="P1">complex.bsp</text:p>
      <text:p text:style-name="P1">confusion.bsp</text:p>
      <text:p text:style-name="P1">contact.bsp</text:p>
      <text:p text:style-name="P1">country2.bsp</text:p>
      <text:p text:style-name="P1">cow.bsp</text:p>
      <text:p text:style-name="P1">crossing.bsp</text:p>
      <text:p text:style-name="P1">crossing2.bsp</text:p>
      <text:p text:style-name="P1">cwall.bsp</text:p>
      <text:p text:style-name="P1">dam.bsp</text:p>
      <text:p text:style-name="P1">das_boot.bsp</text:p>
      <text:p text:style-name="P1">dbattle.bsp</text:p>
      <text:p text:style-name="P1">dday_espana.bsp</text:p>
      <text:p text:style-name="P1">dday_villa.bsp</text:p>
      <text:p text:style-name="P1">dday1.bsp</text:p>
      <text:p text:style-name="P1">dday1v.bsp</text:p>
      <text:p text:style-name="P1">dday2.bsp</text:p>
      <text:p text:style-name="P1">dday2bed.bsp</text:p>
      <text:p text:style-name="P1">dday2civ.bsp</text:p>
      <text:p text:style-name="P1">dday2ctc.bsp</text:p>
      <text:p text:style-name="P1">dday2hitler.bsp</text:p>
      <text:p text:style-name="P1">dday2vip.bsp</text:p>
      <text:p text:style-name="P1">dday3.bsp</text:p>
      <text:p text:style-name="P1">dday3civ.bsp</text:p>
      <text:p text:style-name="P1">dday4.bsp</text:p>
      <text:p text:style-name="P1">dday5.bsp</text:p>
      <text:p text:style-name="P1">dday6.bsp</text:p>
      <text:p text:style-name="P1">dday2012-2.bsp</text:p>
      <text:p text:style-name="P1">ddaysp1.bsp</text:p>
      <text:p text:style-name="P1">ddayvw02.bsp</text:p>
      <text:p text:style-name="P1">derdday2v2.bsp</text:p>
      <text:p text:style-name="P1">derdday3.bsp</text:p>
      <text:p text:style-name="P1">desert1.bsp</text:p>
      <text:p text:style-name="P1">desert2.bsp</text:p>
      <text:p text:style-name="P1">desert3.bsp</text:p>
      <text:p text:style-name="P1">desert4.bsp</text:p>
      <text:p text:style-name="P1">desert5.bsp</text:p>
      <text:p text:style-name="P1">desert6.bsp</text:p>
      <text:p text:style-name="P1">desert7.bsp</text:p>
      <text:p text:style-name="P1">diving.bsp</text:p>
      <text:p text:style-name="P1">docks.bsp</text:p>
      <text:p text:style-name="P1">dofd.bsp</text:p>
      <text:p text:style-name="P1">dofdbb.bsp</text:p>
      <text:p text:style-name="P1">dofdtb.bsp</text:p>
      <text:p text:style-name="P1">dofdv2.bsp</text:p>
      <text:p text:style-name="P1">dog2.bsp</text:p>
      <text:p text:style-name="P1">doggreen.bsp</text:p>
      <text:p text:style-name="P1">doomtown.bsp</text:p>
      <text:p text:style-name="P1">doomtownup.bsp</text:p>
      <text:p text:style-name="P1">dt2.bsp</text:p>
      <text:p text:style-name="P1">dunkirk.bsp</text:p>
      <text:p text:style-name="P1">dust.bsp</text:p>
      <text:p text:style-name="P1">dust2.bsp</text:p>
      <text:p text:style-name="P1">dutchv2.bsp</text:p>
      <text:p text:style-name="P1">dutchv3b.bsp</text:p>
      <text:p text:style-name="P1">encamp.bsp</text:p>
      <text:p text:style-name="P1">eternal.bsp</text:p>
      <text:p text:style-name="P1">eyeott.bsp</text:p>
      <text:p text:style-name="P1">factory.bsp</text:p>
      <text:p text:style-name="P1">falling.bsp</text:p>
      <text:p text:style-name="P1">farm.bsp</text:p>
      <text:p text:style-name="P1">farmr.bsp</text:p>
      <text:p text:style-name="P1">feb_close.bsp</text:p>
      <text:p text:style-name="P1">ff.bsp</text:p>
      <text:p text:style-name="P1">fight.bsp</text:p>
      <text:p text:style-name="P1">fight1.bsp</text:p>
      <text:p text:style-name="P1">fmaze.bsp</text:p>
      <text:p text:style-name="P1">fog.bsp</text:p>
      <text:p text:style-name="P1">forest.bsp</text:p>
      <text:p text:style-name="P1">forestp.bsp</text:p>
      <text:p text:style-name="P1">forestraid.bsp</text:p>
      <text:p text:style-name="P1">forestraid2.bsp</text:p>
      <text:p text:style-name="P1">frontL.bsp</text:p>
      <text:p text:style-name="P1"><text:soft-page-break/>frontl.bsp</text:p>
      <text:p text:style-name="P1">frozen.bsp</text:p>
      <text:p text:style-name="P1">fy_dus~1.bsp</text:p>
      <text:p text:style-name="P1">garage.bsp</text:p>
      <text:p text:style-name="P1">GBR Campaign v2.txt</text:p>
      <text:p text:style-name="P1">gbrcave.bsp</text:p>
      <text:p text:style-name="P1">gbrcity.bsp</text:p>
      <text:p text:style-name="P1">gbrdday1.bsp</text:p>
      <text:p text:style-name="P1">gbrdday2.bsp</text:p>
      <text:p text:style-name="P1">gbrdday3.bsp</text:p>
      <text:p text:style-name="P1">gbrdday4.bsp</text:p>
      <text:p text:style-name="P1">gbrdday5.bsp</text:p>
      <text:p text:style-name="P1">gbrdday6.bsp</text:p>
      <text:p text:style-name="P1">gbrmix.bsp</text:p>
      <text:p text:style-name="P1">gbrsm.bsp</text:p>
      <text:p text:style-name="P1">gbrsnow1.bsp</text:p>
      <text:p text:style-name="P1">gbrsnow2.bsp</text:p>
      <text:p text:style-name="P1">gbrsnow3.bsp</text:p>
      <text:p text:style-name="P1">gbrsnow4.bsp</text:p>
      <text:p text:style-name="P1">gbrvalley.bsp</text:p>
      <text:p text:style-name="P1">gbrvillage.bsp</text:p>
      <text:p text:style-name="P1">gbrville.bsp</text:p>
      <text:p text:style-name="P1">gemelasdday.bsp</text:p>
      <text:p text:style-name="P1">german.bsp</text:p>
      <text:p text:style-name="P1">GfrontL.bsp</text:p>
      <text:p text:style-name="P1">ghetto.bsp</text:p>
      <text:p text:style-name="P1">gl_russ1.bsp</text:p>
      <text:p text:style-name="P1">glcan1.bsp</text:p>
      <text:p text:style-name="P1">glforest2tc.bsp</text:p>
      <text:p text:style-name="P1">go!!.bsp</text:p>
      <text:p text:style-name="P1">gold.bsp</text:p>
      <text:p text:style-name="P1">goldse.bsp</text:p>
      <text:p text:style-name="P1">Gomp - Cave Readme.txt</text:p>
      <text:p text:style-name="P1">Gomp - Valley Readme.txt</text:p>
      <text:p text:style-name="P1">grand.bsp</text:p>
      <text:p text:style-name="P1">grand1a.bsp</text:p>
      <text:p text:style-name="P1">grand1e.bsp</text:p>
      <text:p text:style-name="P1">greenhills22.bsp</text:p>
      <text:p text:style-name="P1">gtam_flakcamp.bsp</text:p>
      <text:p text:style-name="P1">gwb.bsp</text:p>
      <text:p text:style-name="P1">hamletx.bsp</text:p>
      <text:p text:style-name="P1">hanger.bsp</text:p>
      <text:p text:style-name="P1">hans.bsp</text:p>
      <text:p text:style-name="P1">harbor.bsp</text:p>
      <text:p text:style-name="P1">harbor2.bsp</text:p>
      <text:p text:style-name="P1">hdlberg.bsp</text:p>
      <text:p text:style-name="P1">hill.bsp</text:p>
      <text:p text:style-name="P1">hill2.bsp</text:p>
      <text:p text:style-name="P1">hill054.bsp</text:p>
      <text:p text:style-name="P1">hillfght.bsp</text:p>
      <text:p text:style-name="P1">house.bsp</text:p>
      <text:p text:style-name="P1">huertgen.bsp</text:p>
      <text:p text:style-name="P1">hurtgen.bsp</text:p>
      <text:p text:style-name="P1">iceworld.bsp</text:p>
      <text:p text:style-name="P1">infantry.bsp</text:p>
      <text:p text:style-name="P1">inland1.bsp</text:p>
      <text:p text:style-name="P1">inland2.bsp</text:p>
      <text:p text:style-name="P1">inland3.bsp</text:p>
      <text:p text:style-name="P1">inland4.bsp</text:p>
      <text:p text:style-name="P1">inland4civ.bsp</text:p>
      <text:p text:style-name="P1">inland4ctc.bsp</text:p>
      <text:p text:style-name="P1">inland5.bsp</text:p>
      <text:p text:style-name="P1">inland6.bsp</text:p>
      <text:p text:style-name="P1">inland7.bsp</text:p>
      <text:p text:style-name="P1">inland7civ.bsp</text:p>
      <text:p text:style-name="P1">inland7ctc.bsp</text:p>
      <text:p text:style-name="P1">inland7hitler.bsp</text:p>
      <text:p text:style-name="P1">insnow.bsp</text:p>
      <text:p text:style-name="P1">invade1.bsp</text:p>
      <text:p text:style-name="P1">invade2.bsp</text:p>
      <text:p text:style-name="P1">invade2.txt</text:p>
      <text:p text:style-name="P1">invade3.bsp</text:p>
      <text:p text:style-name="P1">invade4.bsp</text:p>
      <text:p text:style-name="P1">invade5.bsp</text:p>
      <text:p text:style-name="P1">invade6.bsp</text:p>
      <text:p text:style-name="P1">invade6.txt</text:p>
      <text:p text:style-name="P1">invade6civ.bsp</text:p>
      <text:p text:style-name="P1">invade7.bsp</text:p>
      <text:p text:style-name="P1">invade7.bsp</text:p>
      <text:p text:style-name="P1">iraid.bsp</text:p>
      <text:p text:style-name="P1">iraidb.bsp</text:p>
      <text:p text:style-name="P1">itadday1.bsp</text:p>
      <text:p text:style-name="P1">itadday2.bsp</text:p>
      <text:p text:style-name="P1">itadday3.bsp</text:p>
      <text:p text:style-name="P1">itadday3vip.bsp</text:p>
      <text:p text:style-name="P1">jpncastle.bsp</text:p>
      <text:p text:style-name="P1">jun.bsp</text:p>
      <text:p text:style-name="P1">june6130.bsp</text:p>
      <text:p text:style-name="P1">june6230.bsp</text:p>
      <text:p text:style-name="P1">june6430.bsp</text:p>
      <text:p text:style-name="P1">june6500.bsp</text:p>
      <text:p text:style-name="P1">june6630.bsp</text:p>
      <text:p text:style-name="P1">june6700.bsp</text:p>
      <text:p text:style-name="P1">jungl.bsp</text:p>
      <text:p text:style-name="P1">jungle2k.bsp</text:p>
      <text:p text:style-name="P1">juno.bsp</text:p>
      <text:p text:style-name="P1">katyn.bsp</text:p>
      <text:p text:style-name="P1">kawaj_b.bsp</text:p>
      <text:p text:style-name="P1">kawaj.bsp</text:p>
      <text:p text:style-name="P1">kf.bsp</text:p>
      <text:p text:style-name="P1">knife.bsp</text:p>
      <text:p text:style-name="P1">lavatube.bsp</text:p>
      <text:p text:style-name="P1">lavatubeOLD.bsp</text:p>
      <text:p text:style-name="P1">LCAVE.bsp</text:p>
      <text:p text:style-name="P1">lcave.bsp</text:p>
      <text:p text:style-name="P1">LIDDUX.bsp</text:p>
      <text:p text:style-name="P1">longestday1.bsp</text:p>
      <text:p text:style-name="P1">lostcoast.bsp</text:p>
      <text:p text:style-name="P1">lout.bsp</text:p>
      <text:p text:style-name="P1">LTOWERS.bsp</text:p>
      <text:p text:style-name="P1">luga.bsp</text:p>
      <text:p text:style-name="P1">made.bsp</text:p>
      <text:p text:style-name="P1">madex.bsp</text:p>
      <text:p text:style-name="P1">market1.bsp</text:p>
      <text:p text:style-name="P1">market2.bsp</text:p>
      <text:p text:style-name="P1">market3.bsp</text:p>
      <text:p text:style-name="P1">market4.bsp</text:p>
      <text:p text:style-name="P1">maze.bsp</text:p>
      <text:p text:style-name="P1">maze1.bsp</text:p>
      <text:p text:style-name="P1">mb.bsp</text:p>
      <text:p text:style-name="P1">mb2.bsp</text:p>
      <text:p text:style-name="P1">mb4.bsp</text:p>
      <text:p text:style-name="P1">meatgrinderb.bsp</text:p>
      <text:p text:style-name="P1">med1.bsp</text:p>
      <text:p text:style-name="P1">medfight.bsp</text:p>
      <text:p text:style-name="P1">medicarena.bsp</text:p>
      <text:p text:style-name="P1">medx15.bsp</text:p>
      <text:p text:style-name="P1">microwve.bsp</text:p>
      <text:p text:style-name="P1">midnightattack.bsp</text:p>
      <text:p text:style-name="P1">mkill.bsp</text:p>
      <text:p text:style-name="P1">monkey1.bsp</text:p>
      <text:p text:style-name="P1">mountains.bsp</text:p>
      <text:p text:style-name="P1">mp1dday1.bsp</text:p>
      <text:p text:style-name="P1">mp1dday2.bsp</text:p>
      <text:p text:style-name="P1">mp1dday3.bsp</text:p>
      <text:p text:style-name="P1">mtown.bsp</text:p>
      <text:p text:style-name="P1">mtownb.bsp</text:p>
      <text:p text:style-name="P1">munf1.bsp</text:p>
      <text:p text:style-name="P1">munf2.bsp</text:p>
      <text:p text:style-name="P1">munf3.bsp</text:p>
      <text:p text:style-name="P1">munf4.bsp</text:p>
      <text:p text:style-name="P1">munf4b.bsp</text:p>
      <text:p text:style-name="P1">munf5.bsp</text:p>
      <text:p text:style-name="P1">munf6.bsp</text:p>
      <text:p text:style-name="P1">munf7.bsp</text:p>
      <text:p text:style-name="P1">munf7b.bsp</text:p>
      <text:p text:style-name="P1">nan.bsp</text:p>
      <text:p text:style-name="P1">nav1.bsp</text:p>
      <text:p text:style-name="P1">nav2.bsp</text:p>
      <text:p text:style-name="P1">nav3.bsp</text:p>
      <text:p text:style-name="P1">newmap.bsp</text:p>
      <text:p text:style-name="P1">newpsp.bsp</text:p>
      <text:p text:style-name="P1">NOODLE.bsp</text:p>
      <text:p text:style-name="P1">noodle.bsp</text:p>
      <text:p text:style-name="P1">norway.bsp</text:p>
      <text:p text:style-name="P1">nuenen.bsp</text:p>
      <text:p text:style-name="P1">oblivion.bsp</text:p>
      <text:p text:style-name="P1">omaha.bsp</text:p>
      <text:p text:style-name="P1">open.bsp</text:p>
      <text:p text:style-name="P1">orneriver.bsp</text:p>
      <text:p text:style-name="P1">outpost.bsp</text:p>
      <text:p text:style-name="P1">outskirts2.bsp</text:p>
      <text:p text:style-name="P1">over1.bsp</text:p>
      <text:p text:style-name="P1">over2.bsp</text:p>
      <text:p text:style-name="P1">over3.bsp</text:p>
      <text:p text:style-name="P1">over4.bsp</text:p>
      <text:p text:style-name="P1">over5.bsp</text:p>
      <text:p text:style-name="P1">over6.bsp</text:p>
      <text:p text:style-name="P1">paris.bsp</text:p>
      <text:p text:style-name="P1">pavlov.bsp</text:p>
      <text:p text:style-name="P1">pegasus.bsp</text:p>
      <text:p text:style-name="P1">pier2.bsp</text:p>
      <text:p text:style-name="P1">pillbox.bsp</text:p>
      <text:p text:style-name="P1">playa.bsp</text:p>
      <text:p text:style-name="P1">poldday1.bsp</text:p>
      <text:p text:style-name="P1">poldday2.bsp</text:p>
      <text:p text:style-name="P1">poldday3.bsp</text:p>
      <text:p text:style-name="P1">poldday4.bsp</text:p>
      <text:p text:style-name="P1">poldday5.bsp</text:p>
      <text:p text:style-name="P1">polmunf1.bsp</text:p>
      <text:p text:style-name="P1">polmunf2.bsp</text:p>
      <text:p text:style-name="P1">polmunf3.bsp</text:p>
      <text:p text:style-name="P1">polmunf3b.bsp</text:p>
      <text:p text:style-name="P1">postout.bsp</text:p>
      <text:p text:style-name="P1">prison_3.qkm</text:p>
      <text:p text:style-name="P1">province_b1.bsp</text:p>
      <text:p text:style-name="P1">province_b2.bsp</text:p>
      <text:p text:style-name="P1">ptdhoc.bsp</text:p>
      <text:p text:style-name="P1">pub.bsp</text:p>
      <text:p text:style-name="P1">pureevil.bsp</text:p>
      <text:p text:style-name="P1">radar.bsp</text:p>
      <text:p text:style-name="P1">raid.bsp</text:p>
      <text:p text:style-name="P1">railyard.bsp</text:p>
      <text:p text:style-name="P1">railyardb.bsp</text:p>
      <text:p text:style-name="P1"><text:soft-page-break/>rain.bsp</text:p>
      <text:p text:style-name="P1">ramelle.bsp</text:p>
      <text:p text:style-name="P1">ranch.bsp</text:p>
      <text:p text:style-name="P1">rdday1.bsp</text:p>
      <text:p text:style-name="P1">rdday2.bsp</text:p>
      <text:p text:style-name="P1">rdday3.bsp</text:p>
      <text:p text:style-name="P1">rdday4.bsp</text:p>
      <text:p text:style-name="P1">rdday5.bsp</text:p>
      <text:p text:style-name="P1">realforest.bsp</text:p>
      <text:p text:style-name="P1">reichstag.bsp</text:p>
      <text:p text:style-name="P1">resist.bsp</text:p>
      <text:p text:style-name="P1">river_16.bsp</text:p>
      <text:p text:style-name="P1">river2.bsp</text:p>
      <text:p text:style-name="P1">rmg1.bsp</text:p>
      <text:p text:style-name="P1">rmg2.bsp</text:p>
      <text:p text:style-name="P1">rmg2b.bsp</text:p>
      <text:p text:style-name="P1">rmg3.bsp</text:p>
      <text:p text:style-name="P1">rmg3bb.bsp</text:p>
      <text:p text:style-name="P1">rmg3rb.bsp</text:p>
      <text:p text:style-name="P1">rmg3tb.bsp</text:p>
      <text:p text:style-name="P1">rmg4.bsp</text:p>
      <text:p text:style-name="P1">rmg5.bsp</text:p>
      <text:p text:style-name="P1">rst05.bsp</text:p>
      <text:p text:style-name="P1">rtdunkirk2.bsp</text:p>
      <text:p text:style-name="P1">ruins.bsp</text:p>
      <text:p text:style-name="P1">ruins2.bsp</text:p>
      <text:p text:style-name="P1">sanlo.bsp</text:p>
      <text:p text:style-name="P1">schlitz1.bsp</text:p>
      <text:p text:style-name="P1">schlitz2.bsp</text:p>
      <text:p text:style-name="P1">seaside.bsp</text:p>
      <text:p text:style-name="P1">seaside2.bsp</text:p>
      <text:p text:style-name="P1">sesame.bsp</text:p>
      <text:p text:style-name="P1">sgmunf.bsp</text:p>
      <text:p text:style-name="P1">sgmunfb.bsp</text:p>
      <text:p text:style-name="P1">shard1.bsp</text:p>
      <text:p text:style-name="P1">shipfight.bsp</text:p>
      <text:p text:style-name="P1">shouse.bsp</text:p>
      <text:p text:style-name="P1">siege.bsp</text:p>
      <text:p text:style-name="P1">SKIRMISH.bsp</text:p>
      <text:p text:style-name="P1">sloss.bsp</text:p>
      <text:p text:style-name="P1">smalltown.bsp</text:p>
      <text:p text:style-name="P1">smallv1.bsp</text:p>
      <text:p text:style-name="P1">smallville.bsp</text:p>
      <text:p text:style-name="P1">sn.bsp</text:p>
      <text:p text:style-name="P1">sniper.bsp</text:p>
      <text:p text:style-name="P1">snipertower.bsp</text:p>
      <text:p text:style-name="P1">snipertower2.bsp</text:p>
      <text:p text:style-name="P1">snipertowntest.bsp</text:p>
      <text:p text:style-name="P1">son.bsp</text:p>
      <text:p text:style-name="P1">sonofabeach.bsp</text:p>
      <text:p text:style-name="P1">soviet1.bsp</text:p>
      <text:p text:style-name="P1">soviet1.txt</text:p>
      <text:p text:style-name="P1">soviet2.bsp</text:p>
      <text:p text:style-name="P1">soviet2.txt</text:p>
      <text:p text:style-name="P1">soviet3.bsp</text:p>
      <text:p text:style-name="P1">soviet3.txt</text:p>
      <text:p text:style-name="P1">soviet4.bsp</text:p>
      <text:p text:style-name="P1">soviet5.bsp</text:p>
      <text:p text:style-name="P1">soviet6.bsp</text:p>
      <text:p text:style-name="P1">soviet7.bsp</text:p>
      <text:p text:style-name="P1">soviet7b.bsp</text:p>
      <text:p text:style-name="P1">soviet8.bsp</text:p>
      <text:p text:style-name="P1">soviet8b.bsp</text:p>
      <text:p text:style-name="P1">spambox1.bsp</text:p>
      <text:p text:style-name="P1">square.bsp</text:p>
      <text:p text:style-name="P1">sscomplex.bsp</text:p>
      <text:p text:style-name="P1">stadium.bsp</text:p>
      <text:p text:style-name="P1">stlo.bsp</text:p>
      <text:p text:style-name="P1">stopdetank.bsp</text:p>
      <text:p text:style-name="P1">street1.bsp</text:p>
      <text:p text:style-name="P1">streetfight.bsp</text:p>
      <text:p text:style-name="P1">STREETS.bsp</text:p>
      <text:p text:style-name="P1">sturm.bsp</text:p>
      <text:p text:style-name="P1">subway.bsp</text:p>
      <text:p text:style-name="P1">swamp.bsp</text:p>
      <text:p text:style-name="P1">sword.bsp</text:p>
      <text:p text:style-name="P1">sword2k.bsp</text:p>
      <text:p text:style-name="P1">sykorak.bsp</text:p>
      <text:p text:style-name="P1">tambush.bsp</text:p>
      <text:p text:style-name="P1">tbridges.bsp</text:p>
      <text:p text:style-name="P1">tebessa_wall.bsp</text:p>
      <text:p text:style-name="P1">tebessa.bsp</text:p>
      <text:p text:style-name="P1">temple.bsp</text:p>
      <text:p text:style-name="P1">terrain.bsp</text:p>
      <text:p text:style-name="P1">testvier2.bsp</text:p>
      <text:p text:style-name="P1">theater.bsp</text:p>
      <text:p text:style-name="P1">TheBaa.bsp</text:p>
      <text:p text:style-name="P1">toujane.bsp</text:p>
      <text:p text:style-name="P1">town.bsp</text:p>
      <text:p text:style-name="P1">train.bsp</text:p>
      <text:p text:style-name="P1">trench.bsp</text:p>
      <text:p text:style-name="P1">trenches.bsp</text:p>
      <text:p text:style-name="P1">tula.bsp</text:p>
      <text:p text:style-name="P1">tunnel.bsp</text:p>
      <text:p text:style-name="P1">turret.bsp</text:p>
      <text:p text:style-name="P1">u571.bsp</text:p>
      <text:p text:style-name="P1">uberxmas1.bsp</text:p>
      <text:p text:style-name="P1">uberxmas2.bsp</text:p>
      <text:p text:style-name="P1">UBUNKER.bsp</text:p>
      <text:p text:style-name="P1">udday1.bsp</text:p>
      <text:p text:style-name="P1">udday2.bsp</text:p>
      <text:p text:style-name="P1">udday3.bsp</text:p>
      <text:p text:style-name="P1">udday4.bsp</text:p>
      <text:p text:style-name="P1">udday5.bsp</text:p>
      <text:p text:style-name="P1">underground.bsp</text:p>
      <text:p text:style-name="P1">uprising.bsp</text:p>
      <text:p text:style-name="P1">urban.bsp</text:p>
      <text:p text:style-name="P1">urban2.bsp</text:p>
      <text:p text:style-name="P1">URIVER.bsp</text:p>
      <text:p text:style-name="P1">uriver.bsp</text:p>
      <text:p text:style-name="P1">Utah.bsp</text:p>
      <text:p text:style-name="P1">valleytest.bsp</text:p>
      <text:p text:style-name="P1">ville.bsp</text:p>
      <text:p text:style-name="P1">vrdday.bsp</text:p>
      <text:p text:style-name="P1">wackypb.bsp</text:p>
      <text:p text:style-name="P1">wake.bsp</text:p>
      <text:p text:style-name="P1">war.bsp</text:p>
      <text:p text:style-name="P1">war0.bsp</text:p>
      <text:p text:style-name="P1">war2.bsp</text:p>
      <text:p text:style-name="P1">war3.bsp</text:p>
      <text:p text:style-name="P1">warsaw.bsp</text:p>
      <text:p text:style-name="P1">wetland.bsp</text:p>
      <text:p text:style-name="P1">wiltz.bsp</text:p>
      <text:p text:style-name="P1">wiltzb.bsp</text:p>
      <text:p text:style-name="P1">wiltzv2.bsp</text:p>
      <text:p text:style-name="P1">wolf.bsp</text:p>
      <text:p text:style-name="P1">xcity.bsp</text:p>
      <text:p text:style-name="P1">zsonic.bs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B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B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4" fo:column-gap="0cm">
          <style:column style:rel-width="2409*" fo:start-indent="0cm" fo:end-indent="0cm"/>
          <style:column style:rel-width="2409*" fo:start-indent="0cm" fo:end-indent="0cm"/>
          <style:column style:rel-width="2409*" fo:start-indent="0cm" fo:end-indent="0cm"/>
          <style:column style:rel-width="2411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nel Hernou</meta:initial-creator>
    <meta:creation-date>2017-03-31T15:53:33.652933566</meta:creation-date>
    <dc:date>2017-03-31T15:56:38.015955073</dc:date>
    <dc:creator>Lionel Hernou</dc:creator>
    <meta:editing-duration>PT3M5S</meta:editing-duration>
    <meta:editing-cycles>1</meta:editing-cycles>
    <meta:document-statistic meta:table-count="0" meta:image-count="0" meta:object-count="0" meta:page-count="3" meta:paragraph-count="517" meta:word-count="527" meta:character-count="5732" meta:non-whitespace-character-count="5722"/>
    <meta:generator>LibreOffice/5.2.3.3$Linux_X86_64 LibreOffice_project/20m0$Build-3</meta:generator>
  </office:meta>
</office:document-meta>
</file>